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2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7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18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9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2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style:font-name-asian="Consolas1" style:font-name-complex="Consolas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6pt" style:font-size-asian="16pt" style:font-size-complex="16pt"/>
    </style:style>
    <style:style style:name="T11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3333"/>
    </style:style>
    <style:style style:name="T20" style:family="text">
      <style:text-properties fo:color="#99000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3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4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6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28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29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0" style:family="text">
      <style:text-properties style:use-window-font-color="true" style:font-name="Consolas" style:font-name-asian="Consolas1" style:font-name-complex="Consolas1"/>
    </style:style>
    <style:style style:name="T31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-asian="Consolas1" style:font-name-complex="Consolas1"/>
    </style:style>
    <style:style style:name="T33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4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6" style:family="text">
      <style:text-properties style:font-name-asian="Consolas1" style:font-name-complex="Consolas1"/>
    </style:style>
    <style:style style:name="T37" style:family="text">
      <style:text-properties fo:color="#cc0000"/>
    </style:style>
    <style:style style:name="T38" style:family="text">
      <style:text-properties fo:color="#cc0000" style:font-name-asian="Consolas1" style:font-name-complex="Consolas1"/>
    </style:style>
    <style:style style:name="T39" style:family="text">
      <style:text-properties fo:color="#800000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 text:c="3"/><text:span text:style-name="T2">Algorithmus</text:span></text:p>
      <text:p text:style-name="P10"/>
      <text:p text:style-name="P4"><text:s text:c="2"/>VMAX: 5; P% 33; <text:s/>Cruise control: Off; <text:s/>Delayed at v=0: Off;</text:p>
      <text:p text:style-name="P10"/>
      <text:p text:style-name="P9"><text:s/><text:span text:style-name="T8">Runde</text:span> <text:s text:c="112"/>6. <text:span text:style-name="T8">T-jam</text:span></text:p>
      <text:p text:style-name="P9"/>
      <text:p text:style-name="P9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9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9"><text:s text:c="7"/>A----B---C---D-E---- <text:s text:c="2"/>A----B---C---D-E---- <text:s text:c="2"/>A----B---C---D-E---- <text:s text:c="2"/>A----B---C---D-E---- <text:s text:c="2"/>----A---B---<text:span text:style-name="T19">CD</text:span>--E--- <text:s text:c="8"/></text:p>
      <text:p text:style-name="P27"><text:s text:c="7"/>5----4---2---1-1---- <text:s text:c="2"/>5----5---3---2-2---- <text:s text:c="2"/>4----3---3---1-2---- <text:s text:c="2"/>4----3---3---0-1---- <text:s text:c="2"/>----4---3---30--1--- <text:s text:c="8"/></text:p>
      <text:p text:style-name="P2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9"><text:s text:c="124"/></text:p>
      <text:p text:style-name="P9"><text:s text:c="125"/></text:p>
      <text:p text:style-name="P9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9"><text:s text:c="7"/>12345678901234567890 <text:s text:c="2"/>12345678901234567890 <text:s text:c="2"/>12345678901234567890 <text:s text:c="2"/>12345678901234567890 <text:s text:c="2"/>12345678901234567890 <text:s text:c="2"/>1 </text:p>
      <text:p text:style-name="P9"><text:s text:c="7"/>----A---B---CD--E--- <text:s text:c="2"/>----A---B---CD--E--- <text:s text:c="2"/>----A---B---CD--E--- <text:s text:c="2"/>----A---B---CD--E--- <text:s text:c="2"/>-------A--B-<text:span text:style-name="T19">CD</text:span>---E--</text:p>
      <text:p text:style-name="P27"><text:s text:c="7"/>----4---3---30--1--- <text:s text:c="2"/>----5---4---41--2--- <text:s text:c="2"/>----3---3---01--2--- <text:s text:c="2"/>----3---2---00--1--- <text:s text:c="2"/>-------3--2-00---1--</text:p>
      <text:p text:style-name="P2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9"/>
      <text:p text:style-name="P9"/>
      <text:p text:style-name="P9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A--B-CD---E-- <text:s text:c="2"/>-------A--B-CD---E-- <text:s text:c="2"/>-------A--B-CD---E-- <text:s text:c="2"/>-------A--B-CD---E-- <text:s text:c="2"/>---------<text:span text:style-name="T20">AB</text:span>-<text:span text:style-name="T19">C</text:span>-D----E</text:p>
      <text:p text:style-name="P27"><text:s text:c="7"/>-------3--2-00---1-- <text:s text:c="2"/>-------4--3-11---2-- <text:s text:c="2"/>-------2--1-01---2-- <text:s text:c="2"/>-------2--0-01---2-- <text:s text:c="2"/>---------20-0-1----2</text:p>
      <text:p text:style-name="P2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9"/>
      <text:p text:style-name="P9"/>
      <text:p text:style-name="P9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--AB-C-D----E <text:s text:c="2"/>---------AB-C-D----E <text:s text:c="2"/>---------AB-C-D----E <text:s text:c="2"/>---------AB-C-D----E <text:s text:c="2"/>-E-------<text:span text:style-name="T20">A</text:span>-<text:span text:style-name="T19">BC</text:span>--D----</text:p>
      <text:p text:style-name="P27"><text:s text:c="7"/>---------20-0-1----2 <text:s text:c="2"/>---------31-1-2----3 <text:s text:c="2"/>---------01-1-2----3 <text:s text:c="2"/>---------01-0-1----2 <text:s text:c="2"/>-2-------0-10--1----</text:p>
      <text:p text:style-name="P2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9"/>
      <text:p text:style-name="P9"><text:s text:c="2"/></text:p>
      <text:p text:style-name="P9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E-------A-BC--D---- <text:s text:c="2"/>-E-------A-BC--D---- <text:s text:c="2"/>-E-------A-BC--D---- <text:s text:c="2"/>-E-------A-BC--D---- <text:s text:c="2"/>----E-----<text:span text:style-name="T19">AB</text:span>-C---D--</text:p>
      <text:p text:style-name="P27"><text:s text:c="7"/>-2-------0-10--1---- <text:s text:c="2"/>-3-------1-21--2---- <text:s text:c="2"/>-3-------1-01--2---- <text:s text:c="2"/>-3-------1-01--2---- <text:s text:c="2"/>----3-----10-1---2--</text:p>
      <text:p text:style-name="P2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1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2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Modus <text:s text:c="17"/><text:span text:style-name="T8">s</text:span> – Abbruch</text:p>
      <text:p text:style-name="P1"><text:s text:c="6"/><text:span text:style-name="T8">q</text:span> – Start (Settings..) <text:s text:c="4"/><text:span text:style-name="T8">+</text:span> – InkrementSetting</text:p>
      <text:p text:style-name="P1"><text:s text:c="6"/><text:span text:style-name="T8">f</text:span> – Save <text:s/>(Settings..) <text:s text:c="4"/><text:span text:style-name="T8">-</text:span> – DekrementSetting</text:p>
      <text:p text:style-name="P1"><text:s text:c="6"/><text:span text:style-name="T8">c</text:span> – Cruise-control <text:s text:c="8"/><text:span text:style-name="T8">ENTER</text:span> – NextSetting</text:p>
      <text:p text:style-name="P1"><text:s text:c="6"/><text:span text:style-name="T8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6"/>e</text:span> – EXIT <text:s text:c="26"/><text:span text:style-name="T8">Esc</text:span> – Abbruch</text:p>
      <text:p text:style-name="P1"><text:s text:c="6"/><text:span text:style-name="T8">s</text:span> – Abbruch (Quit) <text:s text:c="16"/><text:span text:style-name="T8">&gt;</text:span> – Toggle ON/OFF</text:p>
      <text:p text:style-name="P1"><text:s text:c="6"/><text:span text:style-name="T8">Leertaste</text:span> – Step [MODE==STEP] <text:s text:c="5"/><text:span text:style-name="T8">ENTER</text:span> – Speichere Settings</text:p>
      <text:p text:style-name="P1"><text:s text:c="6"/><text:span text:style-name="T8">p</text:span> – Quit and Print [SAVE==ON] <text:s text:c="5"/><text:span text:style-name="T8">{a-z,A-Z,0-9,:,\,., ,_,-}</text:span> – Pfad </text:p>
      <text:p text:style-name="P1"><text:s text:c="41"/><text:span text:style-name="T8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23"/>
      <text:p text:style-name="P1"><text:s text:c="2"/><text:span text:style-name="T2">Beschreibungen</text:span> <text:s text:c="2"/></text:p>
      <text:p text:style-name="P4"/>
      <text:p text:style-name="P1"><text:s text:c="2"/><text:span text:style-name="T10"><text:s/></text:span><text:span text:style-name="T11">Straße:</text:span></text:p>
      <text:p text:style-name="P5"><text:span text:style-name="T18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8"><text:s text:c="4"/></text:span><text:span text:style-name="T8">Cruise control (Tempomat): </text:span><text:span text:style-name="T18"><text:s text:c="7"/></text:span></text:p>
      <text:p text:style-name="P5"><text:span text:style-name="T18"><text:s text:c="6"/>Auf </text:span>Trödeln bei Maximalgeschwindigkeit verzichten</text:p>
      <text:p text:style-name="P5"/>
      <text:p text:style-name="P5"><text:s text:c="4"/><text:span text:style-name="T8">Delayed at v=0: <text:s/></text:span></text:p>
      <text:p text:style-name="P5"><text:span text:style-name="T18"><text:s text:c="6"/>Bei v=0 im Zustand '</text:span><text:span text:style-name="T8">NewTick</text:span><text:span text:style-name="T18">' benutze (X:{0..99}:X&gt;P%) in dieser Runde als </text:span></text:p>
      <text:p text:style-name="P5"><text:span text:style-name="T18"><text:s text:c="6"/>Trödelwahrscheinlichkeit im Zustand '</text:span><text:span text:style-name="T8">Trödeln</text:span><text:span text:style-name="T18">'</text:span></text:p>
      <text:p text:style-name="P5"><text:s text:c="5"/></text:p>
      <text:p text:style-name="P5"><text:s text:c="4"/><text:span text:style-name="T8">Save to file:</text:span></text:p>
      <text:p text:style-name="P5"><text:s text:c="6"/>Wenn <text:span text:style-name="T18">[SAVE==ON] wird immer nach dem Zustand '</text:span><text:span text:style-name="T8">Teste Stau</text:span><text:span text:style-name="T18">' die Autos in Abhnängigkeit der </text:span></text:p>
      <text:p text:style-name="P4"><text:s text:c="6"/>Geschwindigkeit als Farbwert auf einem Bildstreifen gespeichert.</text:p>
      <text:p text:style-name="P5"><text:span text:style-name="T18"><text:s text:c="6"/>Wenn, </text:span><text:span text:style-name="T8">p</text:span><text:span text:style-name="T18"> – Quit and Print [SAVE==ON], gedrückt wird, wird der Algorithmus abgebrochen und alle</text:span></text:p>
      <text:p text:style-name="P5"><text:span text:style-name="T18"><text:s text:c="6"/>bisher gespeicherten Bildstreifen als </text:span><text:span text:style-name="T8">*.bmp </text:span><text:span text:style-name="T18">in eine Datei gespeichert.</text:span></text:p>
      <text:p text:style-name="P4"/>
      <text:p text:style-name="P5"><text:span text:style-name="T18"><text:s text:c="4"/></text:span><text:span text:style-name="T8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5"><text:span text:style-name="T18"><text:s text:c="4"/></text:span><text:span text:style-name="T8">#Halt+Time:</text:span></text:p>
      <text:p text:style-name="P4"><text:s text:c="6"/>#Halt ist die Anzahl bisheriger Staus. Ein Stau ist dadurch zu erkennen das nach dem Zustand</text:p>
      <text:p text:style-name="P4"><text:s text:c="6"/>'<text:span text:style-name="T8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8">Run Mode AUTO</text:span> wird die Zeit '<text:span text:style-name="T8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18"><text:s text:c="4"/></text:span><text:span text:style-name="T8">Dilly-dally-P%:</text:span></text:p>
      <text:p text:style-name="P5"><text:span text:style-name="T8"><text:s text:c="4"/></text:span><text:span text:style-name="T18"><text:s text:c="2"/>Trödelwahrscheinlichkeit. Wenn [Random() &lt; </text:span><text:span text:style-name="T8">Dilly-dally-P%</text:span><text:span text:style-name="T6">]</text:span><text:span text:style-name="T18"> dann trödelt das Auto und es wird</text:span></text:p>
      <text:p text:style-name="P4"><text:s text:c="6"/>um 1 langsamer.</text:p>
      <text:p text:style-name="P4"/>
      <text:p text:style-name="P5"><text:span text:style-name="T18"><text:s text:c="4"/></text:span><text:span text:style-name="T8">Run mode STEP:</text:span></text:p>
      <text:p text:style-name="P4"><text:s text:c="6"/>Im <text:span text:style-name="T8">STEP</text:span> Modus werden pro Runde/Tick nacheinander auf Tastendruck '<text:span text:style-name="T8">Leertaste</text:span>' die Zustände 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8">Run mode AUTO:</text:span></text:p>
      <text:p text:style-name="P4"><text:s text:c="6"/>Im <text:span text:style-name="T8">AUTO</text:span> Modus wird nur noch pro Runde/Tick der Zustand <text:span text:style-name="T8">'Teste Stau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8">Run mode STEP+AUTO:</text:span></text:p>
      <text:p text:style-name="P4"><text:span text:style-name="T8"><text:s text:c="6"/></text:span>In beiden Modi kann mit '<text:span text:style-name="T8">s</text:span>' abgebrochen werden oder mit '<text:span text:style-name="T8">e</text:span>' das Programm beendet werden.</text:p>
      <text:p text:style-name="P4"><text:s text:c="6"/>Falls [SAVE=ON] wird mit <text:span text:style-name="T8">'p' </text:span>abgebrochen und die bisherige Berechnung als <text:span text:style-name="T8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4"/>
      <text:p text:style-name="P7"><text:s text:c="3"/><text:span text:style-name="T35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Step****-test3aksdjakljdkl..[.bmp]-*</text:p>
      <text:p text:style-name="P8"/>
      <text:p text:style-name="P7"><text:s text:c="6"/>31x4</text:p>
      <text:p text:style-name="P7"><text:s text:c="6"/><text:span text:style-name="T9">*Ticks:********.XX%********.XX*</text:span></text:p>
      <text:p text:style-name="P4"><text:s text:c="6"/>*Traffic jams:*******.XXXXXXXX*</text:p>
      <text:p text:style-name="P4"><text:s text:c="6"/>*Time without jams:**YY,YYYsec*</text:p>
      <text:p text:style-name="P7"><text:span text:style-name="T9"><text:s text:c="6"/>******************************* <text:s text:c="4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64"/></text:p>
      <text:p text:style-name="P24"><text:s text:c="101"/></text:p>
      <text:p text:style-name="P7"><text:s text:c="2"/><text:span text:style-name="T35">Datenstrukturen</text:span></text:p>
      <text:p text:style-name="P8"/>
      <text:p text:style-name="Standard"><text:span text:style-name="T12"><text:s text:c="5"/></text:span><text:span text:style-name="T22">struct object_car <text:s text:c="28"/></text:span><text:span text:style-name="T22"><text:s/>struct gaugings</text:span></text:p>
      <text:p text:style-name="P12"><text:s text:c="5"/>{ <text:s text:c="45"/>{ <text:s text:c="98"/></text:p>
      <text:p text:style-name="P13"><text:span text:style-name="T36"><text:s text:c="8"/>int iV; <text:s text:c="39"/></text:span><text:span text:style-name="T14">int iTicks;</text:span><text:span text:style-name="T36"> <text:s text:c="74"/></text:span></text:p>
      <text:p text:style-name="P13"><text:span text:style-name="T36"><text:s text:c="8"/>int iVChange; <text:s text:c="33"/></text:span><text:span text:style-name="T14">int iTrafficJams;</text:span><text:span text:style-name="T36"> <text:s text:c="80"/></text:span></text:p>
      <text:p text:style-name="P13"><text:span text:style-name="T36"><text:s text:c="8"/>int iJamGroupId; <text:s text:c="30"/></text:span><text:span text:style-name="T14">clock_t runtime;</text:span><text:span text:style-name="T36"> <text:s text:c="87"/></text:span></text:p>
      <text:p text:style-name="P13"><text:span text:style-name="T36"><text:s text:c="8"/>int iPosition; <text:s text:c="32"/></text:span><text:span text:style-name="T14">char acTimeStamp[TIMESTAMPLENGTH];</text:span><text:span text:style-name="T36"> <text:s text:c="90"/></text:span></text:p>
      <text:p text:style-name="P12"><text:s text:c="8"/>bool bIsInJam; <text:s text:c="29"/></text:p>
      <text:p text:style-name="P19"><text:span text:style-name="T22"><text:s text:c="8"/></text:span><text:span text:style-name="T22">bool bDoDelayAtV0; <text:s text:c="9"/></text:span><text:span text:style-name="T22"><text:s text:c="19"/></text:span><text:span text:style-name="T22">//TODO colormap</text:span><text:span text:style-name="T22"> <text:s text:c="158"/></text:span></text:p>
      <text:p text:style-name="P18"><text:span text:style-name="T22"><text:s text:c="5"/>};</text:span><text:span text:style-name="T23"> <text:s text:c="3"/></text:span><text:span text:style-name="T24"><text:s text:c="41"/>}; <text:s text:c="76"/></text:span></text:p>
      <text:p text:style-name="P12"><text:span text:style-name="T23"><text:s text:c="62"/></text:span><text:span text:style-name="T6"><text:s text:c="62"/></text:span></text:p>
      <text:p text:style-name="P19"><text:span text:style-name="T23"><text:s text:c="5"/></text:span><text:span text:style-name="T24">enum states</text:span><text:span text:style-name="T24"> <text:s text:c="35"/></text:span><text:span text:style-name="T24">struct naschmodell <text:s text:c="63"/></text:span><text:span text:style-name="T24"><text:s text:c="10"/></text:span></text:p>
      <text:p text:style-name="P12"><text:s text:c="5"/>{<text:span text:style-name="T9"> <text:s text:c="45"/>{ <text:s text:c="77"/></text:span></text:p>
      <text:p text:style-name="P13"><text:span text:style-name="T36"><text:s text:c="8"/>newtick = 0,</text:span><text:span text:style-name="T14"> <text:s text:c="34"/></text:span><text:span text:style-name="T36">struct settings sSettings;</text:span><text:span text:style-name="T14"> <text:s text:c="83"/></text:span></text:p>
      <text:p text:style-name="P13"><text:span text:style-name="T36"><text:s text:c="8"/>accelerate,</text:span><text:span text:style-name="T14"> <text:s text:c="35"/></text:span><text:span text:style-name="T36">struct gaugings sGaugings;</text:span><text:span text:style-name="T14"> <text:s text:c="87"/></text:span></text:p>
      <text:p text:style-name="P13"><text:span text:style-name="T36"><text:s text:c="8"/>retard,</text:span><text:span text:style-name="T14"> <text:s text:c="39"/></text:span><text:span text:style-name="T36">struct object_car asCars[ARRAY_LENGTH];</text:span><text:span text:style-name="T14"> <text:s text:c="82"/></text:span></text:p>
      <text:p text:style-name="P13"><text:span text:style-name="T36"><text:s text:c="8"/>dilly_dally,</text:span><text:span text:style-name="T14"> <text:s text:c="31"/>}; <text:s text:c="91"/></text:span></text:p>
      <text:p text:style-name="P12"><text:s text:c="8"/>drive,</text:p>
      <text:p text:style-name="P13"><text:span text:style-name="T14"><text:s text:c="8"/>test_jam</text:span><text:span text:style-name="T14"> <text:s text:c="4"/></text:span><text:span text:style-name="T14"><text:s text:c="112"/></text:span></text:p>
      <text:p text:style-name="P18"><text:span text:style-name="T22"><text:s text:c="5"/>};</text:span><text:span text:style-name="T23"> <text:s text:c="16"/></text:span><text:span text:style-name="T12"><text:s text:c="32"/></text:span></text:p>
      <text:p text:style-name="P18"><text:span text:style-name="T24"><text:s text:c="3"/></text:span><text:span text:style-name="T12"><text:s text:c="48"/></text:span><text:span text:style-name="T24"><text:s text:c="4"/></text:span></text:p>
      <text:p text:style-name="P19"><text:span text:style-name="T24"><text:s text:c="5"/></text:span><text:span text:style-name="T24">struct settings</text:span></text:p>
      <text:p text:style-name="P12"><text:span text:style-name="T16"><text:s text:c="5"/></text:span>{</text:p>
      <text:p text:style-name="P13"><text:span text:style-name="T17"><text:s text:c="5"/></text:span><text:span text:style-name="T36"><text:s text:c="3"/>int iVMax;</text:span></text:p>
      <text:p text:style-name="P13"><text:span text:style-name="T17"><text:s text:c="5"/></text:span><text:span text:style-name="T36"><text:s text:c="3"/>int iCars;</text:span></text:p>
      <text:p text:style-name="P13"><text:span text:style-name="T17"><text:s text:c="5"/></text:span><text:span text:style-name="T36"><text:s text:c="3"/>int iPProzent;</text:span></text:p>
      <text:p text:style-name="P13"><text:span text:style-name="T17"><text:s text:c="5"/></text:span><text:span text:style-name="T36"><text:s text:c="3"/>enum toggle eTCruiseControl;</text:span></text:p>
      <text:p text:style-name="P13"><text:span text:style-name="T17"><text:s text:c="5"/></text:span><text:span text:style-name="T36"><text:s text:c="3"/>enum toggle eTDelayedAtV0;</text:span></text:p>
      <text:p text:style-name="P13"><text:span text:style-name="T36"><text:s/></text:span><text:span text:style-name="T17"><text:s text:c="5"/></text:span><text:span text:style-name="T36"><text:s text:c="2"/>enum toggle eTSaveToFile;</text:span></text:p>
      <text:p text:style-name="P13"><text:span text:style-name="T17"><text:s text:c="5"/></text:span><text:span text:style-name="T36"><text:s text:c="3"/>enum mode eMode;</text:span></text:p>
      <text:p text:style-name="P13"><text:span text:style-name="T17"><text:s text:c="8"/></text:span><text:span text:style-name="T36">char acFilename[COMPLPATHLENGTH];</text:span></text:p>
      <text:p text:style-name="P13"><text:span text:style-name="T17"><text:s text:c="5"/></text:span><text:span text:style-name="T36"><text:s text:c="3"/>char acComplFilePath[COMPLPATHLENGTH];</text:span></text:p>
      <text:p text:style-name="P18"><text:span text:style-name="T24"><text:s text:c="5"/></text:span><text:span text:style-name="T22">};</text:span><text:span text:style-name="T24"> <text:s text:c="2"/></text:span></text:p>
      <text:p text:style-name="P26"/>
      <text:p text:style-name="Standard"><text:span text:style-name="T22"><text:s text:c="2"/></text:span><text:span text:style-name="T27">Algorithmus STEP</text:span></text:p>
      <text:p text:style-name="P11"/>
      <text:p text:style-name="Standard"><text:span text:style-name="T22"><text:s text:c="5"/></text:span><text:span text:style-name="T25">do newtick:</text:span><text:span text:style-name="T22"> <text:s text:c="92"/></text:span></text:p>
      <text:p text:style-name="P12"><text:s text:c="9"/>iV = iV + iVChange; <text:s text:c="82"/></text:p>
      <text:p text:style-name="P12"><text:s text:c="9"/>iVChange = 0; <text:s text:c="88"/></text:p>
      <text:p text:style-name="P13"><text:span text:style-name="T36"><text:s text:c="9"/>[settings.</text:span><text:span text:style-name="T14">eTDelayedAtV0 == on &amp;&amp; iV + iVChange== 0</text:span><text:span text:style-name="T36">] { </text:span><text:span text:style-name="T14">bDoDelayAtV0 = true; }</text:span><text:span text:style-name="T36"> <text:s text:c="91"/></text:span></text:p>
      <text:p text:style-name="P12"><text:s text:c="98"/></text:p>
      <text:p text:style-name="P13"><text:span text:style-name="T36"><text:s text:c="5"/></text:span><text:span text:style-name="T3">print newtick</text:span></text:p>
      <text:p text:style-name="P16"><text:span text:style-name="T36"><text:s text:c="5"/></text:span><text:span text:style-name="T3">wait_userinteraction</text:span></text:p>
      <text:p text:style-name="P12"><text:s text:c="167"/></text:p>
      <text:p text:style-name="P18"><text:span text:style-name="T22"><text:s text:c="5"/></text:span><text:span text:style-name="T26">do accelerate:</text:span><text:span text:style-name="T24"> <text:s text:c="195"/></text:span></text:p>
      <text:p text:style-name="P19"><text:span text:style-name="T23"><text:s text:c="5"/></text:span><text:span text:style-name="T24"><text:s text:c="4"/>[ </text:span><text:span text:style-name="T24">iV + </text:span><text:span text:style-name="T24">iVChange &lt; settings.</text:span><text:span text:style-name="T24">iVMax </text:span><text:span text:style-name="T24">] { iVChange++; } <text:s text:c="81"/></text:span></text:p>
      <text:p text:style-name="P12"><text:s text:c="5"/><text:span text:style-name="T9"><text:s text:c="78"/></text:span></text:p>
      <text:p text:style-name="P13"><text:span text:style-name="T36"><text:s text:c="5"/></text:span><text:span text:style-name="T3">print accelerate</text:span><text:span text:style-name="T36"> <text:s/></text:span></text:p>
      <text:p text:style-name="P13"><text:span text:style-name="T36"><text:s text:c="5"/></text:span><text:span text:style-name="T3">wait_userinteraction</text:span><text:span text:style-name="T36"> <text:s text:c="89"/></text:span></text:p>
      <text:p text:style-name="P13"><text:span text:style-name="T36"><text:s text:c="5"/></text:span><text:span text:style-name="T14"><text:s text:c="91"/></text:span></text:p>
      <text:p text:style-name="P13"><text:span text:style-name="T36"><text:s text:c="5"/></text:span><text:span text:style-name="T15">do </text:span><text:span text:style-name="T3">retard:</text:span><text:span text:style-name="T14"> <text:s text:c="86"/></text:span><text:span text:style-name="T36"><text:s text:c="80"/></text:span></text:p>
      <text:p text:style-name="P6"><text:span text:style-name="T32"><text:s text:c="5"/></text:span><text:span text:style-name="T30"><text:s text:c="4"/>[iV + iVChange &gt; </text:span><text:span text:style-name="T34">diff(myCar.iPosition, carInFront.iPosition)]</text:span></text:p>
      <text:p text:style-name="P19"><text:span text:style-name="T24"><text:s text:c="3"/></text:span><text:span text:style-name="T12"><text:s text:c="2"/></text:span><text:span text:style-name="T24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2"><text:s text:c="124"/></text:span><text:s text:c="91"/></text:p>
      <text:p text:style-name="P7"><text:s text:c="5"/><text:span text:style-name="T33">print retard</text:span> <text:s text:c="3"/></text:p>
      <text:p text:style-name="P7"><text:s text:c="5"/><text:span text:style-name="T33">wait_userinteraction</text:span> <text:s text:c="50"/><text:span text:style-name="T32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32"/>
      <text:p text:style-name="P7"><text:s text:c="5"/><text:span text:style-name="T1">do </text:span><text:span text:style-name="T28">dilly_dally:</text:span> <text:s text:c="218"/></text:p>
      <text:p text:style-name="P7"><text:s text:c="9"/>[ <text:span text:style-name="T30">iV + iVChange &gt; 0 ]</text:span></text:p>
      <text:p text:style-name="P7"><text:span text:style-name="T32"><text:s text:c="9"/>{</text:span> <text:s text:c="73"/></text:p>
      <text:p text:style-name="P7"><text:s text:c="12"/>[<text:span text:style-name="T32">settings.</text:span><text:span text:style-name="T30">eTDelayedAtV0 == on <text:s/>&amp;&amp; bDoDelayAtV0</text:span>]</text:p>
      <text:p text:style-name="P7"><text:s text:c="6"/><text:span text:style-name="T37"><text:s text:c="6"/></text:span><text:span text:style-name="T21">{</text:span></text:p>
      <text:p text:style-name="P14"><text:span text:style-name="T14"><text:s text:c="15"/></text:span><text:span text:style-name="T14">bDoDelayAtV0 = false;</text:span></text:p>
      <text:p text:style-name="P29"><text:s text:c="15"/>[Random(0..100) &lt; (settings.iPProzent + ((100 – settings.iPProzent) * 0.1))]</text:p>
      <text:p text:style-name="P29"><text:s text:c="15"/>{</text:p>
      <text:p text:style-name="P29"><text:s text:c="18"/>iVChange--;</text:p>
      <text:p text:style-name="P29"><text:s text:c="15"/>}</text:p>
      <text:p text:style-name="P14"><text:span text:style-name="T14"><text:s text:c="12"/></text:span>}</text:p>
      <text:p text:style-name="P18"><text:span text:style-name="T24"><text:s text:c="12"/>else [settings.</text:span><text:span text:style-name="T24">eTCruiseControl == on &amp;&amp; iV + </text:span><text:span text:style-name="T24">iVChange</text:span><text:span text:style-name="T24"> &gt;= settings.IVMax</text:span><text:span text:style-name="T24">]</text:span></text:p>
      <text:p text:style-name="P15"><text:s text:c="12"/>{</text:p>
      <text:p text:style-name="P15"><text:s text:c="15"/>//Tempomat is on =&gt; no dilly_dally</text:p>
      <text:p text:style-name="P15"><text:s text:c="12"/>}</text:p>
      <text:p text:style-name="P18"><text:span text:style-name="T24"><text:s text:c="12"/>else [Random(0..100) &lt; settings.</text:span><text:span text:style-name="T24">iPProzent</text:span><text:span text:style-name="T24">]</text:span></text:p>
      <text:p text:style-name="P15"><text:s text:c="12"/>{</text:p>
      <text:p text:style-name="P17"><text:span text:style-name="T13"><text:s text:c="15"/></text:span><text:span text:style-name="T13">iVChange--;</text:span></text:p>
      <text:p text:style-name="P15"><text:s text:c="12"/>}</text:p>
      <text:p text:style-name="P18"><text:span text:style-name="T24"><text:s text:c="9"/>}</text:span><text:span text:style-name="T24"> <text:s/></text:span></text:p>
      <text:p text:style-name="P15"><text:s text:c="11"/></text:p>
      <text:p text:style-name="P18"><text:span text:style-name="T24"><text:s text:c="5"/></text:span><text:span text:style-name="T26">print dilly_dally</text:span><text:span text:style-name="T24"> </text:span></text:p>
      <text:p text:style-name="P18"><text:span text:style-name="T24"><text:s text:c="5"/></text:span><text:span text:style-name="T26">wait_userinteraction</text:span><text:span text:style-name="T24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28">drive:</text:span> <text:s text:c="407"/></text:p>
      <text:p text:style-name="P7"><text:s text:c="8"/>iPosition = iPosition + iV + IVChange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3">wait_userinteraction</text:span></text:p>
      <text:p text:style-name="P31"/>
      <text:p text:style-name="P31"/>
      <text:p text:style-name="P25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2">bIsInJam == true</text:span>]</text:p>
      <text:p text:style-name="P7"><text:s text:c="8"/>{</text:p>
      <text:p text:style-name="P7"><text:s text:c="11"/>[iV + IVChange &gt; 0]</text:p>
      <text:p text:style-name="P7"><text:s text:c="11"/>{</text:p>
      <text:p text:style-name="P7"><text:s text:c="14"/>bIsInJam = false; </text:p>
      <text:p text:style-name="P29"><text:s text:c="14"/>iJamGroupId = -1; </text:p>
      <text:p text:style-name="P7"><text:span text:style-name="T32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29"><text:s text:c="14"/>bIsInJam = true; </text:p>
      <text:p text:style-name="P29"><text:s text:c="14"/>iJamGroupId = gaugings.ItrafficJams;</text:p>
      <text:p text:style-name="P29"><text:s text:c="14"/>gaugings.ItrafficJams++;</text:p>
      <text:p text:style-name="P7"><text:span text:style-name="T38"><text:s text:c="12"/></text:span><text:span text:style-name="T32"><text:s text:c="2"/></text:span></text:p>
      <text:p text:style-name="P7"><text:span text:style-name="T39"><text:s text:c="11"/></text:span>}</text:p>
      <text:p text:style-name="P7"><text:s text:c="11"/>else [<text:span text:style-name="T32">diff(myCar.iPosition, carInFront.iPosition) == 0</text:span>]</text:p>
      <text:p text:style-name="P7"><text:s text:c="11"/>{</text:p>
      <text:p text:style-name="P7"><text:s text:c="14"/>[ <text:span text:style-name="T32">do_test_jam( (iCarId + 1) % settings.iCars ) == true]</text:span></text:p>
      <text:p text:style-name="P29"><text:s text:c="14"/>{</text:p>
      <text:p text:style-name="P7"><text:s text:c="17"/><text:span text:style-name="T32">bIsInJam = true; </text:span></text:p>
      <text:p text:style-name="P29"><text:s text:c="17"/>iJamGroupId = carInFront.iJamGroupId;</text:p>
      <text:p text:style-name="P7"><text:span text:style-name="T37"><text:s text:c="13"/></text:span><text:span text:style-name="T21"><text:s/>}</text:span></text:p>
      <text:p text:style-name="P14"><text:s text:c="14"/>else</text:p>
      <text:p text:style-name="P14"><text:s text:c="14"/>{</text:p>
      <text:p text:style-name="P14"><text:s text:c="17"/>//interessant (:</text:p>
      <text:p text:style-name="P14"><text:s text:c="14"/>}</text:p>
      <text:p text:style-name="P7"><text:s text:c="11"/>}</text:p>
      <text:p text:style-name="P7"><text:s text:c="8"/>}</text:p>
      <text:p text:style-name="P7"><text:s text:c="8"/>return <text:span text:style-name="T32">bIsInJam;</text:span></text:p>
      <text:p text:style-name="P24"><text:s text:c="90"/></text:p>
      <text:p text:style-name="P7"><text:s text:c="5"/><text:span text:style-name="T1">print test_jam</text:span> <text:s text:c="9"/></text:p>
      <text:p text:style-name="P7"><text:span text:style-name="T32"><text:s text:c="5"/></text:span><text:span text:style-name="T33">print gaugings</text:span> <text:s text:c="2"/></text:p>
      <text:p text:style-name="P7"><text:s text:c="5"/><text:span text:style-name="T33">wait_userinteraction</text:span> <text:s text:c="3"/></text:p>
      <text:p text:style-name="P7"/>
      <text:p text:style-name="Standard"><text:span text:style-name="T22"><text:s text:c="2"/></text:span><text:span text:style-name="T27">Algorithmus AUTO</text:span></text:p>
      <text:p text:style-name="P29"><text:s/></text:p>
      <text:p text:style-name="P20"><text:span text:style-name="T31"><text:s text:c="5"/></text:span><text:span text:style-name="T29">do newtick</text:span><text:span text:style-name="T31"> <text:s text:c="89"/></text:span><text:span text:style-name="T30"><text:s text:c="81"/></text:span></text:p>
      <text:p text:style-name="P13"><text:span text:style-name="T36"><text:s text:c="5"/>[settings.eMode == step] {</text:span><text:span text:style-name="T3">print newtick}</text:span></text:p>
      <text:p text:style-name="P13"><text:span text:style-name="T7"><text:s text:c="5"/></text:span><text:span text:style-name="T3">wait_userinteraction</text:span><text:span text:style-name="T36"> <text:s text:c="156"/></text:span></text:p>
      <text:p text:style-name="P19"><text:span text:style-name="T22"><text:s text:c="5"/></text:span><text:span text:style-name="T26">do accelerate</text:span><text:span text:style-name="T24"> <text:s text:c="192"/></text:span><text:span text:style-name="T22"><text:s text:c="71"/></text:span></text:p>
      <text:p text:style-name="P13"><text:span text:style-name="T36"><text:s text:c="5"/>[settings.eMode == step] {</text:span><text:span text:style-name="T3">print accelerate}</text:span><text:span text:style-name="T36"> <text:s/></text:span></text:p>
      <text:p text:style-name="P13"><text:span text:style-name="T36"><text:s text:c="5"/></text:span><text:span text:style-name="T3">wait_userinteraction</text:span><text:span text:style-name="T36"> <text:s text:c="179"/></text:span></text:p>
      <text:p text:style-name="P6"><text:span text:style-name="T32"><text:s text:c="5"/></text:span><text:span text:style-name="T33">do retard</text:span><text:span text:style-name="T32"> <text:s text:c="162"/></text:span><text:span text:style-name="T6"><text:s text:c="91"/></text:span><text:span text:style-name="T34"><text:s text:c="124"/></text:span><text:span text:style-name="T6"><text:s text:c="91"/></text:span></text:p>
      <text:p text:style-name="P7"><text:s text:c="5"/><text:span text:style-name="T32">[settings.eMode == step] {</text:span><text:span text:style-name="T33">print retard}</text:span> <text:s text:c="3"/></text:p>
      <text:p text:style-name="P7"><text:s text:c="5"/><text:span text:style-name="T33">wait_userinteraction</text:span> <text:s text:c="50"/><text:span text:style-name="T32"><text:s text:c="124"/></text:span><text:s text:c="16"/></text:p>
      <text:p text:style-name="P7"><text:s text:c="5"/><text:span text:style-name="T1">do </text:span><text:span text:style-name="T33">dilly_dally</text:span> <text:s text:c="218"/></text:p>
      <text:p text:style-name="P18"><text:span text:style-name="T24"><text:s text:c="5"/>[settings.eMode == step] {</text:span><text:span text:style-name="T26">print dilly_dally}</text:span><text:span text:style-name="T24"> </text:span><text:span text:style-name="T12"><text:s text:c="103"/></text:span></text:p>
      <text:p text:style-name="P7"><text:s text:c="5"/><text:span text:style-name="T1">do </text:span><text:span text:style-name="T33">drive</text:span> <text:s text:c="593"/></text:p>
      <text:p text:style-name="P7"><text:s text:c="5"/><text:span text:style-name="T32">[settings.eMode == step] {</text:span><text:span text:style-name="T1">print drive}</text:span></text:p>
      <text:p text:style-name="P7"><text:s text:c="5"/><text:span text:style-name="T33">wait_userinteraction</text:span></text:p>
      <text:p text:style-name="P7"><text:s text:c="5"/><text:span text:style-name="T1">do test_jam(int iCarId)</text:span> <text:s text:c="60"/></text:p>
      <text:p text:style-name="P7"><text:s text:c="5"/><text:span text:style-name="T1">print test_jam</text:span> <text:s text:c="9"/></text:p>
      <text:p text:style-name="P7"><text:span text:style-name="T32"><text:s text:c="5"/></text:span><text:span text:style-name="T33">print gaugings</text:span> <text:s text:c="2"/></text:p>
      <text:p text:style-name="Standard"><text:span text:style-name="T24"><text:s text:c="5"/>[settings.eMode == step] {</text:span><text:span text:style-name="T26">wait_userinteraction}</text:span><text:span text:style-name="T24"> <text:s text:c="2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9T20:11:13.95</dc:date>
    <dc:creator>Daniel Fritsch</dc:creator>
    <meta:editing-duration>PT11H5M1S</meta:editing-duration>
    <meta:editing-cycles>504</meta:editing-cycles>
    <meta:generator>OpenOffice/4.1.2$Win32 OpenOffice.org_project/412m3$Build-9782</meta:generator>
    <meta:document-statistic meta:table-count="0" meta:image-count="0" meta:object-count="0" meta:page-count="11" meta:paragraph-count="280" meta:word-count="1202" meta:character-count="23507"/>
  </office:meta>
</office:document-meta>
</file>